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7c09" officeooo:paragraph-rsid="00197c09"/>
    </style:style>
    <style:style style:name="P2" style:family="paragraph" style:parent-style-name="Standard">
      <style:paragraph-properties fo:text-align="justify" style:justify-single-word="false"/>
      <style:text-properties officeooo:rsid="00197c09" officeooo:paragraph-rsid="00197c09"/>
    </style:style>
    <style:style style:name="P3" style:family="paragraph" style:parent-style-name="Standard">
      <style:paragraph-properties fo:text-align="justify" style:justify-single-word="false"/>
      <style:text-properties officeooo:rsid="00197c09" officeooo:paragraph-rsid="001a2992"/>
    </style:style>
    <style:style style:name="P4" style:family="paragraph" style:parent-style-name="Standard">
      <style:paragraph-properties fo:text-align="justify" style:justify-single-word="false"/>
      <style:text-properties officeooo:rsid="00197c09" officeooo:paragraph-rsid="001ad408"/>
    </style:style>
    <style:style style:name="P5" style:family="paragraph" style:parent-style-name="Standard">
      <style:paragraph-properties fo:text-align="justify" style:justify-single-word="false"/>
      <style:text-properties officeooo:rsid="00197c09" officeooo:paragraph-rsid="001bb921"/>
    </style:style>
    <style:style style:name="P6" style:family="paragraph" style:parent-style-name="Standard">
      <style:paragraph-properties fo:text-align="justify" style:justify-single-word="false"/>
      <style:text-properties officeooo:rsid="00197c09" officeooo:paragraph-rsid="001d45a3"/>
    </style:style>
    <style:style style:name="P7" style:family="paragraph" style:parent-style-name="Standard">
      <style:paragraph-properties fo:text-align="justify" style:justify-single-word="false"/>
      <style:text-properties officeooo:rsid="001ad408" officeooo:paragraph-rsid="001ad408"/>
    </style:style>
    <style:style style:name="P8" style:family="paragraph" style:parent-style-name="Standard">
      <style:paragraph-properties fo:text-align="justify" style:justify-single-word="false"/>
      <style:text-properties officeooo:rsid="001ad408" officeooo:paragraph-rsid="001bb921"/>
    </style:style>
    <style:style style:name="P9" style:family="paragraph" style:parent-style-name="Standard">
      <style:paragraph-properties fo:text-align="justify" style:justify-single-word="false"/>
      <style:text-properties officeooo:rsid="001bb921" officeooo:paragraph-rsid="001bb921"/>
    </style:style>
    <style:style style:name="P10" style:family="paragraph" style:parent-style-name="Standard">
      <style:paragraph-properties fo:text-align="justify" style:justify-single-word="false"/>
      <style:text-properties officeooo:rsid="001a2992" officeooo:paragraph-rsid="001a2992"/>
    </style:style>
    <style:style style:name="P11" style:family="paragraph" style:parent-style-name="Standard">
      <style:paragraph-properties fo:text-align="justify" style:justify-single-word="false"/>
      <style:text-properties officeooo:rsid="001a2992" officeooo:paragraph-rsid="001ad408"/>
    </style:style>
    <style:style style:name="P12" style:family="paragraph" style:parent-style-name="Standard">
      <style:paragraph-properties fo:text-align="justify" style:justify-single-word="false"/>
      <style:text-properties officeooo:rsid="001ad408" officeooo:paragraph-rsid="001ad408"/>
    </style:style>
    <style:style style:name="P13" style:family="paragraph" style:parent-style-name="Standard">
      <style:paragraph-properties fo:text-align="justify" style:justify-single-word="false"/>
      <style:text-properties officeooo:rsid="001ad408" officeooo:paragraph-rsid="001bb921"/>
    </style:style>
    <style:style style:name="P14" style:family="paragraph" style:parent-style-name="Standard">
      <style:paragraph-properties fo:text-align="justify" style:justify-single-word="false"/>
      <style:text-properties officeooo:rsid="00197c09" officeooo:paragraph-rsid="00197c09"/>
    </style:style>
    <style:style style:name="P15" style:family="paragraph" style:parent-style-name="Standard">
      <style:paragraph-properties fo:text-align="justify" style:justify-single-word="false"/>
      <style:text-properties officeooo:rsid="00197c09" officeooo:paragraph-rsid="001a2992"/>
    </style:style>
    <style:style style:name="P16" style:family="paragraph" style:parent-style-name="Standard">
      <style:paragraph-properties fo:text-align="justify" style:justify-single-word="false"/>
      <style:text-properties officeooo:rsid="00197c09" officeooo:paragraph-rsid="001ad408"/>
    </style:style>
    <style:style style:name="P17" style:family="paragraph" style:parent-style-name="Standard">
      <style:paragraph-properties fo:text-align="justify" style:justify-single-word="false"/>
      <style:text-properties officeooo:rsid="00197c09" officeooo:paragraph-rsid="001bb921"/>
    </style:style>
    <style:style style:name="P18" style:family="paragraph" style:parent-style-name="Standard">
      <style:paragraph-properties fo:text-align="justify" style:justify-single-word="false"/>
      <style:text-properties officeooo:rsid="00197c09" officeooo:paragraph-rsid="001d45a3"/>
    </style:style>
    <style:style style:name="P19" style:family="paragraph" style:parent-style-name="Standard">
      <style:paragraph-properties fo:text-align="justify" style:justify-single-word="false"/>
      <style:text-properties officeooo:rsid="001fd4de" officeooo:paragraph-rsid="001fd4de"/>
    </style:style>
    <style:style style:name="P20" style:family="paragraph" style:parent-style-name="Standard">
      <style:paragraph-properties fo:text-align="justify" style:justify-single-word="false"/>
      <style:text-properties officeooo:rsid="001bb921" officeooo:paragraph-rsid="001bb921"/>
    </style:style>
    <style:style style:name="T1" style:family="text">
      <style:text-properties officeooo:rsid="001a2992"/>
    </style:style>
    <style:style style:name="T2" style:family="text">
      <style:text-properties officeooo:rsid="00197c09"/>
    </style:style>
    <style:style style:name="T3" style:family="text">
      <style:text-properties officeooo:rsid="001ad408"/>
    </style:style>
    <style:style style:name="T4" style:family="text">
      <style:text-properties officeooo:rsid="001bb921"/>
    </style:style>
    <style:style style:name="T5" style:family="text">
      <style:text-properties officeooo:rsid="001bf274"/>
    </style:style>
    <style:style style:name="T6" style:family="text">
      <style:text-properties officeooo:rsid="001d45a3"/>
    </style:style>
    <style:style style:name="T7" style:family="text">
      <style:text-properties officeooo:rsid="001dbd7f"/>
    </style:style>
    <style:style style:name="T8" style:family="text">
      <style:text-properties officeooo:rsid="001dd14f"/>
    </style:style>
    <style:style style:name="T9" style:family="text">
      <style:text-properties officeooo:rsid="001fd4de"/>
    </style:style>
    <style:style style:name="T10" style:family="text">
      <style:text-properties officeooo:rsid="002156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mo chegamos ate aqui?</text:p>
      <text:p text:style-name="P3"/>
      <text:p text:style-name="P3">Sempre nos incomodou o conceito de habitação "social". Como se habitação pura fosse outra coisa, como se a habitação "social" fosse uma exceção e não a regra (falamos em Brasil). Mas o que os livros chamam de habitação social é onde vive a maioria das pessoas. <text:span text:style-name="T1">Então por que dar um nome especial ao que </text:span>é<text:span text:style-name="T1"> o corriqueiro? </text:span>Pois bem, daqui em diante trataremos apenas de habitação. Como deve ser. Digna e para todos.</text:p>
      <text:p text:style-name="P2"/>
      <text:p text:style-name="P19">Este é uma reflexão nossa sobre o conceito de casa incremental, usado pelo arquiteto chileno Alejandro Aravena, que pode ser resumido assim: “<text:span text:style-name="T10">C</text:span>om um orçamento pela metade, em vez de fazer uma casa meio boa meio ruim, vamos fazer uma meia-casa boa, onde o morador possa completar a outra metade depois”.</text:p>
      <text:p text:style-name="P2"/>
      <text:p text:style-name="P2"><text:span text:style-name="T9">E</text:span>ssa é a nossa jornada. Enquanto <text:span text:style-name="T1">arquitetos</text:span> e enquanto moradores. Enquanto pessoas que desejam uma cidade com oportunidades mais igualitárias para todos. Esse projeto foi feito para ser uma experiência real. Não apenas um projeto, mas como ele se comporta no <text:span text:style-name="T1">dia a dia.</text:span> O mais importante para isso é saber: quanto custa para fazer o que queremos e precisamos?</text:p>
      <text:p text:style-name="P2"/>
      <text:p text:style-name="P2">Qual o máximo que podemos fazer com um mínimo de custo? Quais seriam as soluções mais adaptadas aos financiamentos existentes? <text:span text:style-name="T1">Encontrar</text:span> o equilíbrio. Iniciar pelo orçamento. </text:p>
      <text:p text:style-name="P2"/>
      <text:p text:style-name="P3">Casa max-min</text:p>
      <text:p text:style-name="P2"/>
      <text:p text:style-name="P7">Nossa busca foi por uma solução pratica e de qualidade, que pudesse ser executada facilmente e que permitisse reduzir os custos iniciais para facilitar o financiamento. </text:p>
      <text:p text:style-name="P2">Partimos de duas ideias inspiradas pelo Aravena para montar o nosso projeto de <text:span text:style-name="T1">meia casa</text:span> "boa" e economizar custos:</text:p>
      <text:p text:style-name="P2"/>
      <text:p text:style-name="P2">1. A casa pode ser <text:span text:style-name="T1">aumentada</text:span>.</text:p>
      <text:p text:style-name="P2"/>
      <text:p text:style-name="P2">2. Parte do acabamento é feita posteriormente.</text:p>
      <text:p text:style-name="P2"/>
      <text:p text:style-name="P3"><text:span text:style-name="T1">Esse projeto </text:span>é<text:span text:style-name="T1"> um projeto piloto. Ele foi desenvolvido para ser o ponto de partida para outras ideias, ser adaptado caso a caso, terreno a terreno, família a família.</text:span></text:p>
      <text:p text:style-name="P3"/>
      <text:p text:style-name="P11">Decidimos por utilizar um<text:span text:style-name="T2"> terreno de 70 m², </text:span>que<text:span text:style-name="T2"> é pequeno, mas é um tamanho bem comum nos bairros mais periféricos de São Paulo e nas áreas que eram favelas antigamente. </text:span>Podemos utilizar posteriormente terrenos maiores ou menores, <text:span text:style-name="T3">mas construir em um terreno menor permite, em ultimo caso, um maior investimento no mesmo. Isso significa poder utilizar um terreno mais valorizado, com mais acesso aos equipamentos e facilidades urbanas. É importante lembrar que morar bem é feito 50% pela casa propriamente dita e 50% do local onde se mora.</text:span></text:p>
      <text:p text:style-name="P7"/>
      <text:p text:style-name="P3"><text:span text:style-name="T3">Essa casa n</text:span>ão é uma casa de interesse social, é uma casa para todos <text:span text:style-name="T1">aqueles que estejam interessados em construir com qualidade economizando muito e estejam dispostos a fazer algumas concessões. </text:span></text:p>
      <text:p text:style-name="P3"/>
      <text:p text:style-name="P4"><text:span text:style-name="T1">Ela </text:span>tem, a princípio, 50m². <text:span text:style-name="T3">Consideramos 50m² um bom custo-benefício, o que</text:span> é muito relativo: <text:span text:style-name="T3">para alguns </text:span>pode ser pouco, mas muitas <text:span text:style-name="T3">habitações</text:span> são muito menores. <text:span text:style-name="T3">O</text:span> PMCMV <text:span text:style-name="T8">(Programa Minha Casa Minha Vida)</text:span> <text:span text:style-name="T3">tinha como mínimo</text:span> 41 m², mas muitos <text:soft-page-break/>empreendimentos no centro da cidade <text:span text:style-name="T3">de São Paulo possuem </text:span>muito menos, <text:span text:style-name="T3">mesmo os idealizados para pessoas de alta renda (na região central, uma construtora conhecida está, neste momento, vendendo apartamentos de 18m²).</text:span></text:p>
      <text:p text:style-name="P4"/>
      <text:p text:style-name="P5"><text:span text:style-name="T3">O projeto inclui</text:span> fundações já calculadas para que <text:span text:style-name="T3">no futuro</text:span> possua um andar superior, o que pode aumentá-l<text:span text:style-name="T3">o</text:span> para até 100m². Para isso, a laje já é recortada para a escada. A cobertura é desmontável e pode ser reaproveitada em cima do andar superior quando <text:span text:style-name="T3">o mesmo </text:span>for construído. A cobertura <text:span text:style-name="T5">também </text:span>é descolada da laje, com ampla ventilação, para não transmitir o cal<text:span text:style-name="T4">or, melhorando o isolamento térmico.</text:span></text:p>
      <text:p text:style-name="P5"/>
      <text:p text:style-name="P8">Começamos o projeto dessa casa pelo orçamento, o qual pretendemos que esteja em constante evolução. Ela custa, em sua versão mínima <text:span text:style-name="T6">porem completamente habitável, menos de R$55.000,</text:span>00. Em conjunto com os arquivos de desenho do projeto, estamos disponibilizando <text:span text:style-name="T4">um arquivo com a</text:span> tabela <text:span text:style-name="T4">do orçamento. Usamos como fonte o SINAPE, os preços da PMSP, DO FDE-SP e outras fontes publicas, discriminadas a cada item. Todos esses campos podem ser trocados, permitindo que cada um pegue essa listagem em sua cidade e consiga saber quanto que uma casa como essa poderia custar.</text:span> <text:line-break/><text:span text:style-name="T4">Para chegarmos a esse preço, usamos os preços mais altos que encontramos, o que significa que provavelmente ela custara menos que isso, mas queríamos evitar surpresas desagradáveis.</text:span></text:p>
      <text:p text:style-name="P8"/>
      <text:p text:style-name="P9"><text:span text:style-name="T2">Com R$55.000,</text:span>00, ela<text:span text:style-name="T2"> tem tudo que normalmente é entregue em uma casa nova: Infraestrutura, encanamento, equipamentos, instalação elétrica boa, etc. Tem muitas janelas, </text:span>pois o<text:span text:style-name="T2"> aumento de custo é pouco. </text:span>Assim, a<text:span text:style-name="T2">pesar do terreno pequeno, a luz é captada por todo lugar, por onde </text:span>for possível.<text:span text:style-name="T2"> </text:span>Também toda a parte mais cara para a construção do segundo andar já esta incluída: as fundações, as lajes e o local da escada.</text:p>
      <text:p text:style-name="P9"/>
      <text:p text:style-name="P9">Como falamos anteriormente, para economizar, nessa versão deixamos algumas partes para serem feitas posteriormente. As paredes em geral não possuem acabamento. Apenas na cozinha, área de serviço e banheiro foi previsto acabamento cerâmico. Isso economiza mais de R$5000,00. O acabamento pode ser feito depois, mas também pode ser deixado assim . Foi pensado para funcionar muito bem sem qualquer acabamento.</text:p>
      <text:p text:style-name="P9"/>
      <text:p text:style-name="P5">Uma <text:span text:style-name="T4">decisão econômica foi</text:span> compartilhar uma das paredes laterais com um vizinho que queira construir também.</text:p>
      <text:p text:style-name="P5"/>
      <text:p text:style-name="P6"><text:span text:style-name="T6">Ela pode ser construída</text:span> com blocos de concreto ou cerâmicos. O preço é quase o mesmo <text:span text:style-name="T6">e </text:span>as propriedades, similares. O bloco cerâmico respira melhor, o que melhora a atmosfera dentro da casa. </text:p>
      <text:p text:style-name="P6"/>
      <text:p text:style-name="P6">O valor <text:span text:style-name="T4">da casa </text:span>sem economia nenhuma é R$ 67.000,<text:span text:style-name="T4">00. </text:span></text:p>
      <text:p text:style-name="P6"/>
      <text:p text:style-name="P1"><text:span text:style-name="T6">Caso seja construída </text:span><text:s/>com construtora, o valor fica<text:span text:style-name="T6">ra</text:span> bem mais alto por causa dos custos indiretos <text:span text:style-name="T8">da</text:span> construtora<text:span text:style-name="T8">, como transporte, funcionários, mestre de obra, etc, e que incluem também o lucro da empresa. Essas despesas indiretas hoje em dia podem chegar em torno de 30% do valor da obra.</text:span></text:p>
      <text:p text:style-name="P1"/>
      <text:p text:style-name="P1"><text:span text:style-name="T6">Esse</text:span> projeto é totalmente open source. <text:span text:style-name="T6">Sinta-se a vontade para agregar e discutir.</text:span></text:p>
      <text:p text:style-name="P1"/>
      <text:p text:style-name="P1"/>
      <text:p text:style-name="P1"/>
      <text:p text:style-name="P1">*<text:span text:style-name="T7">tijolo solo-cimento</text:span></text:p>
      <text:p text:style-name="P1"><text:soft-page-break/>*<text:span text:style-name="T7">quanto custaria com 100m²</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ira </meta:initial-creator>
    <meta:creation-date>2016-11-09T17:23:16.289591758</meta:creation-date>
    <dc:date>2016-12-06T12:12:44.452697318</dc:date>
    <dc:creator>Yorik van Havre</dc:creator>
    <meta:editing-duration>PT25M26S</meta:editing-duration>
    <meta:editing-cycles>7</meta:editing-cycles>
    <meta:generator>LibreOffice/5.2.3.3$Linux_X86_64 LibreOffice_project/20m0$Build-3</meta:generator>
    <meta:document-statistic meta:table-count="0" meta:image-count="0" meta:object-count="0" meta:page-count="3" meta:paragraph-count="25" meta:word-count="951" meta:character-count="5742" meta:non-whitespace-character-count="4821"/>
  </office:meta>
</office:document-meta>
</file>